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6" table:default-cell-style-name="ce24"/>
        <table:table-column table:style-name="co2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6" table:default-cell-style-name="ce24"/>
        <table:table-column table:style-name="co10" table:default-cell-style-name="ce24"/>
        <table:table-column table:style-name="co12" table:default-cell-style-name="ce24"/>
        <table:table-column table:style-name="co13" table:default-cell-style-name="ce24"/>
        <table:table-column table:style-name="co2" table:number-columns-repeated="2" table:default-cell-style-name="ce24"/>
        <table:table-column table:style-name="co10" table:default-cell-style-name="ce24"/>
        <table:table-column table:style-name="co14" table:default-cell-style-name="ce24"/>
        <table:table-column table:style-name="co13" table:default-cell-style-name="ce24"/>
        <table:table-column table:style-name="co10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0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1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table:number-columns-repeated="988"/>
        </table:table-row>
        <table:table-row table:style-name="ro1">
          <table:table-cell table:number-columns-repeated="30"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 table:number-columns-repeated="989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4"/>
        <table:table-column table:style-name="co11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9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5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1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2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1" table:number-columns-repeated="2"/>
          <table:table-cell table:style-name="ce28"/>
          <table:table-cell table:style-name="ce47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6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56" table:default-cell-style-name="ce24"/>
        <table:table-column table:style-name="co34" table:default-cell-style-name="ce24"/>
        <table:table-column table:style-name="co57" table:default-cell-style-name="ce24"/>
        <table:table-column table:style-name="co29" table:default-cell-style-name="ce24"/>
        <table:table-column table:style-name="co31" table:default-cell-style-name="ce24"/>
        <table:table-column table:style-name="co57" table:default-cell-style-name="ce24"/>
        <table:table-column table:style-name="co36" table:default-cell-style-name="ce24"/>
        <table:table-column table:style-name="co28" table:default-cell-style-name="ce24"/>
        <table:table-column table:style-name="co56" table:default-cell-style-name="ce24"/>
        <table:table-column table:style-name="co35" table:default-cell-style-name="ce24"/>
        <table:table-column table:style-name="co41" table:default-cell-style-name="ce24"/>
        <table:table-column table:style-name="co57" table:default-cell-style-name="ce24"/>
        <table:table-column table:style-name="co35" table:default-cell-style-name="ce24"/>
        <table:table-column table:style-name="co38" table:default-cell-style-name="ce24"/>
        <table:table-column table:style-name="co58" table:default-cell-style-name="ce24"/>
        <table:table-column table:style-name="co36" table:default-cell-style-name="ce24"/>
        <table:table-column table:style-name="co54" table:default-cell-style-name="ce24"/>
        <table:table-column table:style-name="co59" table:default-cell-style-name="ce24"/>
        <table:table-column table:style-name="co60" table:default-cell-style-name="ce24"/>
        <table:table-column table:style-name="co11" table:default-cell-style-name="ce24"/>
        <table:table-column table:style-name="co35" table:default-cell-style-name="ce24"/>
        <table:table-column table:style-name="co11" table:default-cell-style-name="ce24"/>
        <table:table-column table:style-name="co35" table:default-cell-style-name="ce24"/>
        <table:table-column table:style-name="co29" table:default-cell-style-name="ce24"/>
        <table:table-column table:style-name="co61" table:default-cell-style-name="ce24"/>
        <table:table-column table:style-name="co29" table:default-cell-style-name="ce24"/>
        <table:table-column table:style-name="co62" table:default-cell-style-name="ce24"/>
        <table:table-column table:style-name="co63" table:default-cell-style-name="ce24"/>
        <table:table-column table:style-name="co35" table:default-cell-style-name="ce24"/>
        <table:table-column table:style-name="co48" table:default-cell-style-name="ce24"/>
        <table:table-column table:style-name="co64" table:default-cell-style-name="ce24"/>
        <table:table-column table:style-name="co45" table:default-cell-style-name="ce24"/>
        <table:table-column table:style-name="co65" table:default-cell-style-name="ce24"/>
        <table:table-column table:style-name="co66" table:default-cell-style-name="ce24"/>
        <table:table-column table:style-name="co67" table:default-cell-style-name="ce24"/>
        <table:table-column table:style-name="co49" table:default-cell-style-name="ce24"/>
        <table:table-column table:style-name="co68" table:default-cell-style-name="ce24"/>
        <table:table-column table:style-name="co69" table:default-cell-style-name="ce24"/>
        <table:table-column table:style-name="co68" table:default-cell-style-name="ce24"/>
        <table:table-column table:style-name="co70" table:default-cell-style-name="ce24"/>
        <table:table-column table:style-name="co45" table:default-cell-style-name="ce24"/>
        <table:table-column table:style-name="co71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73" table:default-cell-style-name="ce24"/>
        <table:table-column table:style-name="co80" table:default-cell-style-name="ce24"/>
        <table:table-column table:style-name="co81" table:number-columns-repeated="2" table:default-cell-style-name="ce24"/>
        <table:table-column table:style-name="co29" table:default-cell-style-name="ce24"/>
        <table:table-column table:style-name="co73" table:default-cell-style-name="ce24"/>
        <table:table-column table:style-name="co81" table:default-cell-style-name="ce24"/>
        <table:table-column table:style-name="co28" table:default-cell-style-name="ce24"/>
        <table:table-column table:style-name="co82" table:default-cell-style-name="ce24"/>
        <table:table-column table:style-name="co83" table:default-cell-style-name="ce24"/>
        <table:table-column table:style-name="co76" table:default-cell-style-name="ce24"/>
        <table:table-column table:style-name="co74" table:default-cell-style-name="ce24"/>
        <table:table-column table:style-name="co82" table:default-cell-style-name="ce24"/>
        <table:table-column table:style-name="co84" table:default-cell-style-name="ce24"/>
        <table:table-column table:style-name="co85" table:default-cell-style-name="ce24"/>
        <table:table-column table:style-name="co82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9" table:default-cell-style-name="ce24"/>
        <table:table-column table:style-name="co82" table:default-cell-style-name="ce24"/>
        <table:table-column table:style-name="co90" table:default-cell-style-name="ce24"/>
        <table:table-column table:style-name="co91" table:number-columns-repeated="2" table:default-cell-style-name="ce24"/>
        <table:table-column table:style-name="co92" table:default-cell-style-name="ce24"/>
        <table:table-column table:style-name="co93" table:default-cell-style-name="ce24"/>
        <table:table-column table:style-name="co75" table:default-cell-style-name="ce24"/>
        <table:table-column table:style-name="co94" table:default-cell-style-name="ce24"/>
        <table:table-column table:style-name="co95" table:default-cell-style-name="ce24"/>
        <table:table-column table:style-name="co96" table:default-cell-style-name="ce24"/>
        <table:table-column table:style-name="co82" table:number-columns-repeated="2" table:default-cell-style-name="ce24"/>
        <table:table-column table:style-name="co96" table:default-cell-style-name="ce24"/>
        <table:table-column table:style-name="co84" table:default-cell-style-name="ce24"/>
        <table:table-column table:style-name="co77" table:default-cell-style-name="ce24"/>
        <table:table-column table:style-name="co86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4"/>
        <table:table-column table:style-name="co101" table:default-cell-style-name="ce24"/>
        <table:table-column table:style-name="co47" table:default-cell-style-name="ce24"/>
        <table:table-column table:style-name="co102" table:default-cell-style-name="ce24"/>
        <table:table-column table:style-name="co22" table:number-columns-repeated="1020" table:default-cell-style-name="ce24"/>
        <table:table-row table:style-name="ro5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.00.0000</text:date>, <text:time style:data-style-name="N2" text:time-value="23:39:59.70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15T23:54:45.455000000</dc:date>
    <meta:editing-duration>P8DT18H25M58S</meta:editing-duration>
    <meta:editing-cycles>3861</meta:editing-cycles>
    <meta:document-statistic meta:table-count="6" meta:cell-count="10644" meta:object-count="0"/>
    <meta:user-defined meta:name="qrichtext">1</meta:user-defined>
  </office:meta>
</office:document-meta>
</file>